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office:value-type="string" calcext:value-type="string">
            <text:p>taille vecteur</text:p>
          </table:table-cell>
          <table:table-cell office:value-type="string" calcext:value-type="string">
            <text:p>mo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table:formula="of:=[.B2:.B5]/4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[.B6:.B9]/4" office:value-type="float" office:value="1.5" calcext:value-type="float">
            <text:p>1.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table:formula="of:=[.B10:.B13]/4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000000" calcext:value-type="float">
            <text:p>10000000</text:p>
          </table:table-cell>
          <table:table-cell table:formula="of:=[.B14:.B17]/4" office:value-type="float" office:value="6.75" calcext:value-type="float">
            <text:p>6.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0000000" calcext:value-type="float">
            <text:p>10000000</text:p>
          </table:table-cell>
          <table:table-cell table:formula="of:=[.B18:.B21]/4" office:value-type="float" office:value="7.75" calcext:value-type="float">
            <text:p>7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10000000" calcext:value-type="float">
            <text:p>10000000</text:p>
          </table:table-cell>
          <table:table-cell table:formula="of:=[.B22:.B25]/4" office:value-type="float" office:value="15.25" calcext:value-type="float">
            <text:p>15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100000000" calcext:value-type="float">
            <text:p>100000000</text:p>
          </table:table-cell>
          <table:table-cell table:formula="of:=[.B26:.B29]/4" office:value-type="float" office:value="67.25" calcext:value-type="float">
            <text:p>67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100000000" calcext:value-type="float">
            <text:p>100000000</text:p>
          </table:table-cell>
          <table:table-cell table:formula="of:=[.B30:.B33]/4" office:value-type="float" office:value="72.25" calcext:value-type="float">
            <text:p>72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3" calcext:value-type="float">
            <text:p>303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2" calcext:value-type="float">
            <text:p>582</text:p>
          </table:table-cell>
          <table:table-cell office:value-type="float" office:value="100000000" calcext:value-type="float">
            <text:p>100000000</text:p>
          </table:table-cell>
          <table:table-cell table:formula="of:=[.B34:.B37]/4" office:value-type="float" office:value="145.5" calcext:value-type="float">
            <text:p>145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7" calcext:value-type="float">
            <text:p>577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5" calcext:value-type="float">
            <text:p>585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2" calcext:value-type="float">
            <text:p>582</text:p>
          </table:table-cell>
          <table:table-cell office:value-type="float" office:value="100000000" calcext:value-type="float">
            <text:p>1000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09:47:18.1522530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9:32:13.405355469</meta:creation-date>
    <dc:date>2019-03-01T09:54:28.911670392</dc:date>
    <meta:editing-duration>PT11M27S</meta:editing-duration>
    <meta:editing-cycles>6</meta:editing-cycles>
    <meta:generator>LibreOffice/6.1.3.2$Linux_X86_64 LibreOffice_project/10$Build-2</meta:generator>
    <meta:document-statistic meta:table-count="1" meta:cell-count="121" meta:object-count="0"/>
  </office:meta>
</office:document-meta>
</file>